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nsolas" svg:font-family="Consolas, 'Courier New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size="14pt" style:font-size-asian="14pt" style:font-size-complex="14pt"/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Normal">
      <style:text-properties officeooo:paragraph-rsid="0019e752"/>
    </style:style>
    <style:style style:name="P4" style:family="paragraph" style:parent-style-name="Standard">
      <style:paragraph-properties fo:margin-top="0cm" fo:margin-bottom="0cm" style:contextual-spacing="false" style:line-height-at-least="0.402cm"/>
      <style:text-properties fo:color="#dae3e3" loext:opacity="100%" style:font-name="Consolas" fo:font-size="18pt" fo:font-weight="normal" fo:background-color="#1f272a" style:font-size-asian="18pt" style:font-size-complex="18pt"/>
    </style:style>
    <style:style style:name="P5" style:family="paragraph" style:parent-style-name="Standard">
      <style:paragraph-properties fo:margin-top="0cm" fo:margin-bottom="0cm" style:contextual-spacing="false" style:line-height-at-least="0.402cm"/>
      <style:text-properties fo:color="#dae3e3" loext:opacity="100%" style:font-name="Consolas" fo:font-size="18pt" fo:font-weight="normal" officeooo:paragraph-rsid="0019e752" fo:background-color="#1f272a" style:font-size-asian="18pt" style:font-size-complex="18pt"/>
    </style:style>
    <style:style style:name="P6" style:family="paragraph" style:parent-style-name="Standard">
      <style:paragraph-properties fo:margin-top="0cm" fo:margin-bottom="0cm" style:contextual-spacing="false" style:line-height-at-least="0.402cm"/>
      <style:text-properties fo:color="#dae3e3" loext:opacity="100%" fo:font-size="18pt" fo:background-color="#1f272a" style:font-size-asian="18pt" style:font-size-complex="18pt"/>
    </style:style>
    <style:style style:name="P7" style:family="paragraph" style:parent-style-name="Standard">
      <style:paragraph-properties fo:margin-top="0cm" fo:margin-bottom="0cm" style:contextual-spacing="false" style:line-height-at-least="0.402cm"/>
      <style:text-properties fo:color="#dae3e3" loext:opacity="100%" fo:font-size="18pt" officeooo:paragraph-rsid="0019e752" fo:background-color="#1f272a" style:font-size-asian="18pt" style:font-size-complex="18pt"/>
    </style:style>
    <style:style style:name="P8" style:family="paragraph" style:parent-style-name="Standard">
      <style:paragraph-properties fo:margin-top="0cm" fo:margin-bottom="0cm" style:contextual-spacing="false" style:line-height-at-least="0.402cm"/>
      <style:text-properties fo:font-size="18pt" style:font-size-asian="18pt" style:font-size-complex="18pt"/>
    </style:style>
    <style:style style:name="P9" style:family="paragraph" style:parent-style-name="Standard">
      <style:paragraph-properties style:line-height-at-least="0.402cm"/>
      <style:text-properties fo:font-size="18pt" style:font-size-asian="18pt" style:font-size-complex="18pt"/>
    </style:style>
    <style:style style:name="T1" style:family="text">
      <style:text-properties fo:font-size="22pt" fo:font-weight="bold" fo:background-color="#ffff00" loext:char-shading-value="0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28e5" style:font-size-asian="14pt" style:font-size-complex="14pt"/>
    </style:style>
    <style:style style:name="T4" style:family="text">
      <style:text-properties officeooo:rsid="001828e5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828e5" style:font-size-asian="18pt" style:font-size-complex="18pt"/>
    </style:style>
    <style:style style:name="T7" style:family="text">
      <style:text-properties fo:font-size="18pt" officeooo:rsid="0019e752" style:font-size-asian="18pt" style:font-size-complex="18pt"/>
    </style:style>
    <style:style style:name="T8" style:family="text">
      <style:text-properties style:font-name="Consolas" fo:font-size="8.39999961853027pt" fo:font-weight="normal"/>
    </style:style>
    <style:style style:name="T9" style:family="text">
      <style:text-properties style:font-name="Consolas" fo:font-weight="normal"/>
    </style:style>
    <style:style style:name="T10" style:family="text">
      <style:text-properties fo:color="#dae3e3" loext:opacity="100%" style:font-name="Consolas" fo:font-size="8.39999961853027pt" fo:font-weight="normal" fo:background-color="#1f272a" loext:char-shading-value="0" style:font-size-asian="18pt" style:font-size-complex="18pt"/>
    </style:style>
    <style:style style:name="T11" style:family="text">
      <style:text-properties fo:color="#dae3e3" loext:opacity="100%" style:font-name="Consolas" fo:font-weight="normal" fo:background-color="#1f272a" loext:char-shading-value="0"/>
    </style:style>
    <style:style style:name="T12" style:family="text">
      <style:text-properties fo:color="#dae3e3" loext:opacity="100%" style:font-name="Consolas" fo:font-size="16pt" fo:font-weight="normal" fo:background-color="#1f272a" loext:char-shading-value="0" style:font-size-asian="16pt" style:font-size-complex="16pt"/>
    </style:style>
    <style:style style:name="T13" style:family="text">
      <style:text-properties fo:color="#dae3e3" loext:opacity="100%" style:font-name="Consolas" fo:font-size="18pt" fo:font-weight="normal" fo:background-color="#1f272a" loext:char-shading-value="0" style:font-size-asian="18pt" style:font-size-complex="18pt"/>
    </style:style>
    <style:style style:name="T14" style:family="text">
      <style:text-properties fo:color="#0ca1a6" loext:opacity="100%"/>
    </style:style>
    <style:style style:name="T15" style:family="text">
      <style:text-properties fo:color="#0ca1a6" loext:opacity="100%" style:font-name="Consolas" fo:font-size="8.39999961853027pt" fo:font-weight="normal"/>
    </style:style>
    <style:style style:name="T16" style:family="text">
      <style:text-properties fo:color="#0ca1a6" loext:opacity="100%" style:font-name="Consolas" fo:font-size="8.39999961853027pt" fo:font-weight="normal" fo:background-color="#1f272a" loext:char-shading-value="0" style:font-size-asian="18pt" style:font-size-complex="18pt"/>
    </style:style>
    <style:style style:name="T17" style:family="text">
      <style:text-properties fo:color="#0ca1a6" loext:opacity="100%" style:font-name="Consolas" fo:font-weight="normal"/>
    </style:style>
    <style:style style:name="T18" style:family="text">
      <style:text-properties fo:color="#0ca1a6" loext:opacity="100%" style:font-name="Consolas" fo:font-weight="normal" fo:background-color="#1f272a" loext:char-shading-value="0"/>
    </style:style>
    <style:style style:name="T19" style:family="text">
      <style:text-properties fo:color="#0ca1a6" loext:opacity="100%" style:font-name="Consolas" fo:font-size="16pt" fo:font-weight="normal" fo:background-color="#1f272a" loext:char-shading-value="0" style:font-size-asian="16pt" style:font-size-complex="16pt"/>
    </style:style>
    <style:style style:name="T20" style:family="text">
      <style:text-properties fo:color="#0ca1a6" loext:opacity="100%" style:font-name="Consolas" fo:font-size="18pt" fo:font-weight="normal" fo:background-color="#1f272a" loext:char-shading-value="0" style:font-size-asian="18pt" style:font-size-complex="18pt"/>
    </style:style>
    <style:style style:name="T21" style:family="text">
      <style:text-properties fo:color="#f39c12" loext:opacity="100%"/>
    </style:style>
    <style:style style:name="T22" style:family="text">
      <style:text-properties fo:color="#f39c12" loext:opacity="100%" style:font-name="Consolas" fo:font-size="8.39999961853027pt" fo:font-weight="normal"/>
    </style:style>
    <style:style style:name="T23" style:family="text">
      <style:text-properties fo:color="#f39c12" loext:opacity="100%" style:font-name="Consolas" fo:font-size="8.39999961853027pt" fo:font-weight="normal" fo:background-color="#1f272a" loext:char-shading-value="0" style:font-size-asian="18pt" style:font-size-complex="18pt"/>
    </style:style>
    <style:style style:name="T24" style:family="text">
      <style:text-properties fo:color="#f39c12" loext:opacity="100%" style:font-name="Consolas" fo:font-weight="normal"/>
    </style:style>
    <style:style style:name="T25" style:family="text">
      <style:text-properties fo:color="#f39c12" loext:opacity="100%" style:font-name="Consolas" fo:font-weight="normal" fo:background-color="#1f272a" loext:char-shading-value="0"/>
    </style:style>
    <style:style style:name="T26" style:family="text">
      <style:text-properties fo:color="#f39c12" loext:opacity="100%" style:font-name="Consolas" fo:font-size="16pt" fo:font-weight="normal" fo:background-color="#1f272a" loext:char-shading-value="0" style:font-size-asian="16pt" style:font-size-complex="16pt"/>
    </style:style>
    <style:style style:name="T27" style:family="text">
      <style:text-properties fo:color="#f39c12" loext:opacity="100%" style:font-name="Consolas" fo:font-size="18pt" fo:font-weight="normal" fo:background-color="#1f272a" loext:char-shading-value="0" style:font-size-asian="18pt" style:font-size-complex="18pt"/>
    </style:style>
    <style:style style:name="T28" style:family="text">
      <style:text-properties fo:color="#7fcbcd" loext:opacity="100%"/>
    </style:style>
    <style:style style:name="T29" style:family="text">
      <style:text-properties fo:color="#7fcbcd" loext:opacity="100%" style:font-name="Consolas" fo:font-size="8.39999961853027pt" fo:font-weight="normal"/>
    </style:style>
    <style:style style:name="T30" style:family="text">
      <style:text-properties fo:color="#7fcbcd" loext:opacity="100%" style:font-name="Consolas" fo:font-size="8.39999961853027pt" fo:font-weight="normal" fo:background-color="#1f272a" loext:char-shading-value="0" style:font-size-asian="18pt" style:font-size-complex="18pt"/>
    </style:style>
    <style:style style:name="T31" style:family="text">
      <style:text-properties fo:color="#7fcbcd" loext:opacity="100%" style:font-name="Consolas" fo:font-weight="normal"/>
    </style:style>
    <style:style style:name="T32" style:family="text">
      <style:text-properties fo:color="#7fcbcd" loext:opacity="100%" style:font-name="Consolas" fo:font-weight="normal" fo:background-color="#1f272a" loext:char-shading-value="0"/>
    </style:style>
    <style:style style:name="T33" style:family="text">
      <style:text-properties fo:color="#7fcbcd" loext:opacity="100%" style:font-name="Consolas" fo:font-size="16pt" fo:font-weight="normal" fo:background-color="#1f272a" loext:char-shading-value="0" style:font-size-asian="16pt" style:font-size-complex="16pt"/>
    </style:style>
    <style:style style:name="T34" style:family="text">
      <style:text-properties fo:color="#7fcbcd" loext:opacity="100%" style:font-name="Consolas" fo:font-size="18pt" fo:font-weight="normal" fo:background-color="#1f272a" loext:char-shading-value="0" style:font-size-asian="18pt" style:font-size-complex="18pt"/>
    </style:style>
    <style:style style:name="T35" style:family="text">
      <style:text-properties fo:color="#c586c0" loext:opacity="100%" style:font-name="Consolas" fo:font-size="8.39999961853027pt" fo:font-weight="normal"/>
    </style:style>
    <style:style style:name="T36" style:family="text">
      <style:text-properties fo:color="#c586c0" loext:opacity="100%" style:font-name="Consolas" fo:font-weight="normal"/>
    </style:style>
    <style:style style:name="T37" style:family="text">
      <style:text-properties fo:color="#7f8c8d" loext:opacity="100%" style:font-name="Consolas" fo:font-size="8.39999961853027pt" fo:font-weight="normal"/>
    </style:style>
    <style:style style:name="T38" style:family="text">
      <style:text-properties fo:color="#7f8c8d" loext:opacity="100%" style:font-name="Consolas" fo:font-weight="normal"/>
    </style:style>
    <style:style style:name="T39" style:family="text">
      <style:text-properties officeooo:rsid="0019e752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size="16pt" officeooo:rsid="001828e5" style:font-size-asian="16pt" style:font-size-complex="16pt"/>
    </style:style>
    <style:style style:name="T42" style:family="text">
      <style:text-properties fo:font-size="16pt" officeooo:rsid="0019e752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Police_20_par_20_défaut"><text:span text:style-name="T1">Rendu séance 4</text:span></text:span></text:p>
      <text:p text:style-name="P1"/>
      <text:p text:style-name="Normal"><text:span text:style-name="Police_20_par_20_défaut"><text:span text:style-name="T5">Lors de cette séance nous avons réussi </text:span></text:span><text:span text:style-name="Police_20_par_20_défaut"><text:span text:style-name="T6">à faire en sorte que les </text:span></text:span><text:span text:style-name="Police_20_par_20_défaut"><text:span text:style-name="T5">cases s'allument </text:span></text:span><text:span text:style-name="Police_20_par_20_défaut"><text:span text:style-name="T6">sous l’écran tactile</text:span></text:span><text:span text:style-name="Police_20_par_20_défaut"><text:span text:style-name="T5"> à l'endroit où l'on appuie.</text:span></text:span></text:p>
      <text:p text:style-name="Normal"><text:span text:style-name="Police_20_par_20_défaut"><text:span text:style-name="T5"/></text:span></text:p>
      <text:p text:style-name="Standard"><text:span text:style-name="Police_20_par_20_défaut"><text:span text:style-name="T20">nt</text:span></text:span><text:span text:style-name="Police_20_par_20_défaut"><text:span text:style-name="T13"> </text:span></text:span><text:span text:style-name="Police_20_par_20_défaut"><text:span text:style-name="T27">cases</text:span></text:span><text:span text:style-name="Police_20_par_20_défaut"><text:span text:style-name="T13">[</text:span></text:span><text:span text:style-name="Police_20_par_20_défaut"><text:span text:style-name="T34">9</text:span></text:span><text:span text:style-name="Police_20_par_20_défaut"><text:span text:style-name="T13">][</text:span></text:span><text:span text:style-name="Police_20_par_20_défaut"><text:span text:style-name="T34">8</text:span></text:span><text:span text:style-name="Police_20_par_20_défaut"><text:span text:style-name="T13">] = {{</text:span></text:span><text:span text:style-name="Police_20_par_20_défaut"><text:span text:style-name="T34">205</text:span></text:span><text:span text:style-name="Police_20_par_20_défaut"><text:span text:style-name="T13">,</text:span></text:span><text:span text:style-name="Police_20_par_20_défaut"><text:span text:style-name="T34">330</text:span></text:span><text:span text:style-name="Police_20_par_20_défaut"><text:span text:style-name="T13">,  </text:span></text:span><text:span text:style-name="Police_20_par_20_défaut"><text:span text:style-name="T34">440</text:span></text:span><text:span text:style-name="Police_20_par_20_défaut"><text:span text:style-name="T13">,</text:span></text:span><text:span text:style-name="Police_20_par_20_défaut"><text:span text:style-name="T34">535</text:span></text:span><text:span text:style-name="Police_20_par_20_défaut"><text:span text:style-name="T13">, </text:span></text:span><text:span text:style-name="Police_20_par_20_défaut"><text:span text:style-name="T34">18</text:span></text:span><text:span text:style-name="Police_20_par_20_défaut"><text:span text:style-name="T13">,</text:span></text:span><text:span text:style-name="Police_20_par_20_défaut"><text:span text:style-name="T34">17</text:span></text:span><text:span text:style-name="Police_20_par_20_défaut"><text:span text:style-name="T13">,</text:span></text:span><text:span text:style-name="Police_20_par_20_défaut"><text:span text:style-name="T34">26</text:span></text:span><text:span text:style-name="Police_20_par_20_défaut"><text:span text:style-name="T13">,</text:span></text:span><text:span text:style-name="Police_20_par_20_défaut"><text:span text:style-name="T34">25</text:span></text:span><text:span text:style-name="Police_20_par_20_défaut"><text:span text:style-name="T13">},</text:span></text:span></text:p>
      <text:p text:style-name="P6">                  <text:span text:style-name="T9">{</text:span><text:span text:style-name="T31">205</text:span><text:span text:style-name="T9">,</text:span><text:span text:style-name="T31">330</text:span><text:span text:style-name="T9">,  </text:span><text:span text:style-name="T31">590</text:span><text:span text:style-name="T9">,</text:span><text:span text:style-name="T31">695</text:span><text:span text:style-name="T9">, </text:span><text:span text:style-name="T31">14</text:span><text:span text:style-name="T9">,</text:span><text:span text:style-name="T31">15</text:span><text:span text:style-name="T9">,</text:span><text:span text:style-name="T31">29</text:span><text:span text:style-name="T9">,</text:span><text:span text:style-name="T31">28</text:span><text:span text:style-name="T9">},</text:span></text:p>
      <text:p text:style-name="P6">                  <text:span text:style-name="T9">{</text:span><text:span text:style-name="T31">205</text:span><text:span text:style-name="T9">,</text:span><text:span text:style-name="T31">330</text:span><text:span text:style-name="T9">,  </text:span><text:span text:style-name="T31">770</text:span><text:span text:style-name="T9">,</text:span><text:span text:style-name="T31">840</text:span><text:span text:style-name="T9">, </text:span><text:span text:style-name="T31">12</text:span><text:span text:style-name="T9">,</text:span><text:span text:style-name="T31">11</text:span><text:span text:style-name="T9">,</text:span><text:span text:style-name="T31">31</text:span><text:span text:style-name="T9">,</text:span><text:span text:style-name="T31">32</text:span><text:span text:style-name="T9">},</text:span></text:p>
      <text:p text:style-name="P6">                  <text:span text:style-name="T9">{</text:span><text:span text:style-name="T31">450</text:span><text:span text:style-name="T9">,</text:span><text:span text:style-name="T31">575</text:span><text:span text:style-name="T9">,  </text:span><text:span text:style-name="T31">440</text:span><text:span text:style-name="T9">,</text:span><text:span text:style-name="T31">535</text:span><text:span text:style-name="T9">, </text:span><text:span text:style-name="T31">47</text:span><text:span text:style-name="T9">,</text:span><text:span text:style-name="T31">48</text:span><text:span text:style-name="T9">,</text:span><text:span text:style-name="T31">61</text:span><text:span text:style-name="T9">,</text:span><text:span text:style-name="T31">62</text:span><text:span text:style-name="T9">}, </text:span></text:p>
      <text:p text:style-name="P6">                  <text:span text:style-name="T9">{</text:span><text:span text:style-name="T31">450</text:span><text:span text:style-name="T9">,</text:span><text:span text:style-name="T31">575</text:span><text:span text:style-name="T9">,  </text:span><text:span text:style-name="T31">590</text:span><text:span text:style-name="T9">,</text:span><text:span text:style-name="T31">695</text:span><text:span text:style-name="T9">, </text:span><text:span text:style-name="T31">50</text:span><text:span text:style-name="T9">,</text:span><text:span text:style-name="T31">51</text:span><text:span text:style-name="T9">,</text:span><text:span text:style-name="T31">58</text:span><text:span text:style-name="T9">,</text:span><text:span text:style-name="T31">59</text:span><text:span text:style-name="T9">},</text:span></text:p>
      <text:p text:style-name="P6">                  <text:span text:style-name="T9">{</text:span><text:span text:style-name="T31">450</text:span><text:span text:style-name="T9">,</text:span><text:span text:style-name="T31">575</text:span><text:span text:style-name="T9">,  </text:span><text:span text:style-name="T31">770</text:span><text:span text:style-name="T9">,</text:span><text:span text:style-name="T31">840</text:span><text:span text:style-name="T9">, </text:span><text:span text:style-name="T31">53</text:span><text:span text:style-name="T9">,</text:span><text:span text:style-name="T31">54</text:span><text:span text:style-name="T9">,</text:span><text:span text:style-name="T31">55</text:span><text:span text:style-name="T9">,</text:span><text:span text:style-name="T31">56</text:span><text:span text:style-name="T9">},</text:span></text:p>
      <text:p text:style-name="P6">                  <text:span text:style-name="T9">{</text:span><text:span text:style-name="T31">690</text:span><text:span text:style-name="T9">,</text:span><text:span text:style-name="T31">835</text:span><text:span text:style-name="T9">,  </text:span><text:span text:style-name="T31">440</text:span><text:span text:style-name="T9">,</text:span><text:span text:style-name="T31">535</text:span><text:span text:style-name="T9">, </text:span><text:span text:style-name="T31">83</text:span><text:span text:style-name="T9">,</text:span><text:span text:style-name="T31">84</text:span><text:span text:style-name="T9">,</text:span><text:span text:style-name="T31">91</text:span><text:span text:style-name="T9">,</text:span><text:span text:style-name="T31">92</text:span><text:span text:style-name="T9">},</text:span></text:p>
      <text:p text:style-name="P6">                  <text:span text:style-name="T9">{</text:span><text:span text:style-name="T31">690</text:span><text:span text:style-name="T9">,</text:span><text:span text:style-name="T31">835</text:span><text:span text:style-name="T9">,  </text:span><text:span text:style-name="T31">590</text:span><text:span text:style-name="T9">,</text:span><text:span text:style-name="T31">695</text:span><text:span text:style-name="T9">, </text:span><text:span text:style-name="T31">80</text:span><text:span text:style-name="T9">,</text:span><text:span text:style-name="T31">81</text:span><text:span text:style-name="T9">,</text:span><text:span text:style-name="T31">94</text:span><text:span text:style-name="T9">,</text:span><text:span text:style-name="T31">95</text:span><text:span text:style-name="T9">},</text:span></text:p>
      <text:p text:style-name="P6">                  <text:span text:style-name="T9">{</text:span><text:span text:style-name="T31">690</text:span><text:span text:style-name="T9">,</text:span><text:span text:style-name="T31">835</text:span><text:span text:style-name="T9">,  </text:span><text:span text:style-name="T31">770</text:span><text:span text:style-name="T9">,</text:span><text:span text:style-name="T31">840</text:span><text:span text:style-name="T9">, </text:span><text:span text:style-name="T31">77</text:span><text:span text:style-name="T9">,</text:span><text:span text:style-name="T31">78</text:span><text:span text:style-name="T9">,</text:span><text:span text:style-name="T31">97</text:span><text:span text:style-name="T9">,</text:span><text:span text:style-name="T31">98</text:span><text:span text:style-name="T9">}};</text:span></text:p>
      <text:p text:style-name="P8"/>
      <text:p text:style-name="P4"><text:span text:style-name="T14">int</text:span> <text:span text:style-name="T21">combiWin</text:span>[<text:span text:style-name="T28">8</text:span>][<text:span text:style-name="T28">3</text:span>]= {{<text:span text:style-name="T28">0</text:span>,<text:span text:style-name="T28">1</text:span>,<text:span text:style-name="T28">2</text:span>}, </text:p>
      <text:p text:style-name="P6">                  <text:span text:style-name="T9">{</text:span><text:span text:style-name="T31">3</text:span><text:span text:style-name="T9">,</text:span><text:span text:style-name="T31">4</text:span><text:span text:style-name="T9">,</text:span><text:span text:style-name="T31">5</text:span><text:span text:style-name="T9">},</text:span></text:p>
      <text:p text:style-name="P6">                  <text:span text:style-name="T9">{</text:span><text:span text:style-name="T31">6</text:span><text:span text:style-name="T9">,</text:span><text:span text:style-name="T31">7</text:span><text:span text:style-name="T9">,</text:span><text:span text:style-name="T31">8</text:span><text:span text:style-name="T9">},</text:span></text:p>
      <text:p text:style-name="P6">                  <text:span text:style-name="T9">{</text:span><text:span text:style-name="T31">0</text:span><text:span text:style-name="T9">,</text:span><text:span text:style-name="T31">3</text:span><text:span text:style-name="T9">,</text:span><text:span text:style-name="T31">6</text:span><text:span text:style-name="T9">},</text:span></text:p>
      <text:p text:style-name="P6">                  <text:span text:style-name="T9">{</text:span><text:span text:style-name="T31">1</text:span><text:span text:style-name="T9">,</text:span><text:span text:style-name="T31">4</text:span><text:span text:style-name="T9">,</text:span><text:span text:style-name="T31">7</text:span><text:span text:style-name="T9">},</text:span></text:p>
      <text:p text:style-name="P6">                  <text:span text:style-name="T9">{</text:span><text:span text:style-name="T31">2</text:span><text:span text:style-name="T9">,</text:span><text:span text:style-name="T31">5</text:span><text:span text:style-name="T9">,</text:span><text:span text:style-name="T31">8</text:span><text:span text:style-name="T9">},</text:span></text:p>
      <text:p text:style-name="P6">                  <text:span text:style-name="T9">{</text:span><text:span text:style-name="T31">2</text:span><text:span text:style-name="T9">,</text:span><text:span text:style-name="T31">4</text:span><text:span text:style-name="T9">,</text:span><text:span text:style-name="T31">6</text:span><text:span text:style-name="T9">},</text:span></text:p>
      <text:p text:style-name="P6">                  <text:span text:style-name="T9">{</text:span><text:span text:style-name="T31">0</text:span><text:span text:style-name="T9">,</text:span><text:span text:style-name="T31">4</text:span><text:span text:style-name="T9">,</text:span><text:span text:style-name="T31">8</text:span><text:span text:style-name="T9">}};</text:span></text:p>
      <text:p text:style-name="P9"/>
      <text:p text:style-name="P4"><text:span text:style-name="T14">void</text:span> <text:span text:style-name="T21">affichage</text:span>(){</text:p>
      <text:p text:style-name="P6">  <text:span text:style-name="T36">for</text:span><text:span text:style-name="T9">(</text:span><text:span text:style-name="T17">int</text:span><text:span text:style-name="T9"> i = </text:span><text:span text:style-name="T31">0</text:span><text:span text:style-name="T9">; i &lt; </text:span><text:span text:style-name="T31">28</text:span><text:span text:style-name="T9">; i++ ) { </text:span></text:p>
      <text:p text:style-name="P6"><text:soft-page-break/>        <text:span text:style-name="T24">strip</text:span><text:span text:style-name="T9">.</text:span><text:span text:style-name="T24">setPixelColor</text:span><text:span text:style-name="T9">(</text:span><text:span text:style-name="T24">grille</text:span><text:span text:style-name="T9">[i], </text:span><text:span text:style-name="T31">255</text:span><text:span text:style-name="T9">,</text:span><text:span text:style-name="T31">69</text:span><text:span text:style-name="T9">,</text:span><text:span text:style-name="T31">0</text:span><text:span text:style-name="T9">);</text:span><text:span text:style-name="T38">    // setPixelColor(n° de led, Rouge, Vert, Bleu)</text:span></text:p>
      <text:p text:style-name="P6">    <text:span text:style-name="T9">} </text:span></text:p>
      <text:p text:style-name="P6">    <text:span text:style-name="T36">for</text:span><text:span text:style-name="T9">(</text:span><text:span text:style-name="T17">int</text:span><text:span text:style-name="T9"> i = </text:span><text:span text:style-name="T31">0</text:span><text:span text:style-name="T9">; i &lt; </text:span><text:span text:style-name="T31">36</text:span><text:span text:style-name="T9">; i++ ) { </text:span></text:p>
      <text:p text:style-name="P6">        <text:span text:style-name="T24">strip</text:span><text:span text:style-name="T9">.</text:span><text:span text:style-name="T24">setPixelColor</text:span><text:span text:style-name="T9">(</text:span><text:span text:style-name="T24">grille2</text:span><text:span text:style-name="T9">[i], </text:span><text:span text:style-name="T31">255</text:span><text:span text:style-name="T9">,</text:span><text:span text:style-name="T31">69</text:span><text:span text:style-name="T9">,</text:span><text:span text:style-name="T31">0</text:span><text:span text:style-name="T9">);       </text:span></text:p>
      <text:p text:style-name="P6">    <text:span text:style-name="T9">} </text:span></text:p>
      <text:p text:style-name="P6">    <text:span text:style-name="T24">strip</text:span><text:span text:style-name="T9">.</text:span><text:span text:style-name="T24">show</text:span><text:span text:style-name="T9">();</text:span><text:span text:style-name="T38"> // on affiche </text:span></text:p>
      <text:p text:style-name="P4">}</text:p>
      <text:p text:style-name="P8"/>
      <text:p text:style-name="P4"><text:span text:style-name="T14">int</text:span> <text:span text:style-name="T21">indexCase</text:span>(<text:span text:style-name="T14">float</text:span> x, <text:span text:style-name="T14">float</text:span> y){</text:p>
      <text:p text:style-name="P6">  <text:span text:style-name="T17">bool</text:span><text:span text:style-name="T9"> breakk = </text:span><text:span text:style-name="T31">false</text:span><text:span text:style-name="T9">;</text:span></text:p>
      <text:p text:style-name="P6">  <text:span text:style-name="T17">int</text:span><text:span text:style-name="T9"> index = </text:span><text:span text:style-name="T31">0</text:span><text:span text:style-name="T9">;</text:span></text:p>
      <text:p text:style-name="P6">  <text:span text:style-name="T36">while</text:span><text:span text:style-name="T9"> (breakk == </text:span><text:span text:style-name="T31">false</text:span><text:span text:style-name="T9">){</text:span></text:p>
      <text:p text:style-name="P6">    <text:span text:style-name="T36">if</text:span><text:span text:style-name="T9"> (</text:span><text:span text:style-name="T24">cases</text:span><text:span text:style-name="T9">[index][</text:span><text:span text:style-name="T31">0</text:span><text:span text:style-name="T9">]&lt;x &amp;&amp; x&lt;</text:span><text:span text:style-name="T24">cases</text:span><text:span text:style-name="T9">[index][</text:span><text:span text:style-name="T31">1</text:span><text:span text:style-name="T9">] &amp;&amp; </text:span><text:span text:style-name="T24">cases</text:span><text:span text:style-name="T9">[index][</text:span><text:span text:style-name="T31">2</text:span><text:span text:style-name="T9">]&lt;y &amp;&amp; y&lt;</text:span><text:span text:style-name="T24">cases</text:span><text:span text:style-name="T9">[index][</text:span><text:span text:style-name="T31">3</text:span><text:span text:style-name="T9">]){</text:span></text:p>
      <text:p text:style-name="P6">      <text:span text:style-name="T36">return</text:span><text:span text:style-name="T9"> index;</text:span></text:p>
      <text:p text:style-name="P6">      <text:span text:style-name="T9">breakk = </text:span><text:span text:style-name="T31">true</text:span><text:span text:style-name="T9">;</text:span></text:p>
      <text:p text:style-name="P6">    <text:span text:style-name="T9">}</text:span></text:p>
      <text:p text:style-name="P6">    <text:span text:style-name="T9">index += </text:span><text:span text:style-name="T31">1</text:span><text:span text:style-name="T9">;</text:span></text:p>
      <text:p text:style-name="P6">  <text:span text:style-name="T9">}</text:span></text:p>
      <text:p text:style-name="P4">}</text:p>
      <text:p text:style-name="P8"/>
      <text:p text:style-name="P6"><text:span text:style-name="T9"/></text:p>
      <text:p text:style-name="P4">}</text:p>
      <text:p text:style-name="Normal"><text:span text:style-name="Police_20_par_20_défaut"><text:span text:style-name="T5"/></text:span></text:p>
      <text:p text:style-name="Normal"><text:span text:style-name="Police_20_par_20_défaut"><text:span text:style-name="T5"/></text:span></text:p>
      <text:p text:style-name="Normal"><text:span text:style-name="Police_20_par_20_défaut"><text:span text:style-name="T5"/></text:span></text:p>
      <text:p text:style-name="P3"><text:span text:style-name="Police_20_par_20_défaut"><text:span text:style-name="T6">- Nous avons fait en sorte que la </text:span></text:span><text:span text:style-name="Police_20_par_20_défaut"><text:span text:style-name="T5">couleur de la case alterne entr</text:span></text:span><text:span text:style-name="Police_20_par_20_défaut"><text:span text:style-name="T7">e deux couleurs </text:span></text:span><text:span text:style-name="Police_20_par_20_défaut"><text:span text:style-name="T5">pour </text:span></text:span><text:span text:style-name="Police_20_par_20_défaut"><text:span text:style-name="T7">différencier les j</text:span></text:span><text:span text:style-name="Police_20_par_20_défaut"><text:span text:style-name="T5">oueurs.</text:span></text:span></text:p>
      <text:p text:style-name="Normal"><text:soft-page-break/><text:span text:style-name="Police_20_par_20_défaut"><text:span text:style-name="T5">- On ne peut pas appuyer sur une case déjà allumée.</text:span></text:span></text:p>
      <text:p text:style-name="P5"><text:span text:style-name="T14">void</text:span> <text:span text:style-name="T21">verifyCase</text:span>(<text:span text:style-name="T14">int</text:span> index){</text:p>
      <text:p text:style-name="P7">  <text:span text:style-name="T36">for</text:span><text:span text:style-name="T9"> (</text:span><text:span text:style-name="T17">int</text:span><text:span text:style-name="T9"> i =</text:span><text:span text:style-name="T31">0</text:span><text:span text:style-name="T9">; i&lt;</text:span><text:span text:style-name="T31">9</text:span><text:span text:style-name="T9">; i++){</text:span></text:p>
      <text:p text:style-name="P7">    <text:span text:style-name="T36">if</text:span><text:span text:style-name="T9"> (index == </text:span><text:span text:style-name="T24">casesAllumees</text:span><text:span text:style-name="T9">[i]){</text:span></text:p>
      <text:p text:style-name="P7">      <text:span text:style-name="T9">caseOk = </text:span><text:span text:style-name="T31">false</text:span><text:span text:style-name="T9">;</text:span></text:p>
      <text:p text:style-name="P7">    <text:span text:style-name="T9">}</text:span></text:p>
      <text:p text:style-name="P7"><text:span text:style-name="Police_20_par_20_défaut"><text:span text:style-name="T5">  </text:span></text:span><text:span text:style-name="Police_20_par_20_défaut"><text:span text:style-name="T9">}</text:span></text:span></text:p>
      <text:p text:style-name="Normal"><text:span text:style-name="Police_20_par_20_défaut"><text:span text:style-name="T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nsolas" svg:font-family="Consolas, 'Courier New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Citation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0f4761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0f4761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0f4761" loext:opacity="100%" fo:letter-spacing="0.009cm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title/>
    <dc:description/>
    <dc:subject/>
    <meta:initial-creator>valentina balestra</meta:initial-creator>
    <meta:creation-date>2024-01-18T11:38:00Z</meta:creation-date>
    <dc:date>2024-01-24T19:09:43.985000000</dc:date>
    <meta:editing-cycles>2</meta:editing-cycles>
    <meta:editing-duration>PT4M50S</meta:editing-duration>
    <meta:document-statistic meta:table-count="0" meta:image-count="0" meta:object-count="0" meta:page-count="3" meta:paragraph-count="48" meta:word-count="192" meta:character-count="1633" meta:non-whitespace-character-count="1109"/>
    <meta:template xlink:type="simple" xlink:actuate="onRequest" xlink:title="" xlink:href="../Rapport%20de%20séance%204.odt/Normal.dotm"/>
  </office:meta>
</office:document-meta>
</file>